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71cm" svg:stroke-color="#000000" draw:stroke-linejoin="miter" draw:fill="none" draw:fill-color="#ff6600" draw:textarea-horizontal-align="left" draw:textarea-vertical-align="middle" draw:auto-grow-height="false" fo:min-height="7.596cm" fo:min-width="13.942cm" fo:padding-top="0.13cm" fo:padding-bottom="0.13cm" fo:padding-left="0.25cm" fo:padding-right="0.25cm" fo:wrap-option="no-wrap" draw:shadow-color="#5e574e" style:writing-mode="lr-tb" loext:decorative="false"/>
    </style:style>
    <style:style style:name="gr3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99" draw:stroke-linejoin="miter" draw:fill="none" draw:fill-color="#ff6600" draw:textarea-horizontal-align="left" draw:textarea-vertical-align="middle" draw:auto-grow-height="false" fo:min-height="4.387cm" fo:min-width="5.559cm" fo:padding-top="0.13cm" fo:padding-bottom="0.13cm" fo:padding-left="0.25cm" fo:padding-right="0.25cm" fo:wrap-option="no-wrap" draw:shadow-color="#5e574e" style:writing-mode="lr-tb" loext:decorative="false"/>
    </style:style>
    <style:style style:name="gr5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71cm" svg:stroke-color="#0066ff" draw:stroke-linejoin="miter" draw:fill="none" draw:fill-color="#ff6600" draw:textarea-horizontal-align="left" draw:textarea-vertical-align="middle" draw:auto-grow-height="false" fo:min-height="1.043cm" fo:min-width="2.258cm" fo:padding-top="0.13cm" fo:padding-bottom="0.13cm" fo:padding-left="0.25cm" fo:padding-right="0.25cm" fo:wrap-option="no-wrap" draw:shadow-color="#5e574e" style:writing-mode="lr-tb" loext:decorative="false"/>
    </style:style>
    <style:style style:name="gr7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71cm" svg:stroke-color="#0066ff" draw:stroke-linejoin="miter" draw:fill="none" draw:fill-color="#ff6600" draw:textarea-horizontal-align="left" draw:textarea-vertical-align="middle" draw:auto-grow-height="false" fo:min-height="0.908cm" fo:min-width="2.214cm" fo:padding-top="0.13cm" fo:padding-bottom="0.13cm" fo:padding-left="0.25cm" fo:padding-right="0.25cm" fo:wrap-option="no-wrap" draw:shadow-color="#5e574e" style:writing-mode="lr-tb" loext:decorative="false"/>
    </style:style>
    <style:style style:name="gr9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71cm" svg:stroke-color="#cc0000" draw:stroke-linejoin="miter" draw:fill="none" draw:fill-color="#ff6600" draw:textarea-horizontal-align="left" draw:textarea-vertical-align="middle" draw:auto-grow-height="false" fo:min-height="5.341cm" fo:min-width="6.791cm" fo:padding-top="0.13cm" fo:padding-bottom="0.13cm" fo:padding-left="0.25cm" fo:padding-right="0.25cm" fo:wrap-option="no-wrap" draw:shadow-color="#5e574e" style:writing-mode="lr-tb" loext:decorative="false"/>
    </style:style>
    <style:style style:name="gr11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71cm" svg:stroke-color="#ff6600" draw:stroke-linejoin="miter" draw:fill="none" draw:fill-color="#ff6600" draw:textarea-horizontal-align="left" draw:textarea-vertical-align="middle" draw:auto-grow-height="false" fo:min-height="1.262cm" fo:min-width="2.765cm" fo:padding-top="0.13cm" fo:padding-bottom="0.13cm" fo:padding-left="0.25cm" fo:padding-right="0.25cm" fo:wrap-option="no-wrap" draw:shadow-color="#5e574e" style:writing-mode="lr-tb" loext:decorative="false"/>
    </style:style>
    <style:style style:name="gr13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71cm" svg:stroke-color="#ff6600" draw:stroke-linejoin="miter" draw:fill="none" draw:fill-color="#ff6600" draw:textarea-horizontal-align="left" draw:textarea-vertical-align="middle" draw:auto-grow-height="false" fo:min-height="1.273cm" fo:min-width="2.677cm" fo:padding-top="0.13cm" fo:padding-bottom="0.13cm" fo:padding-left="0.25cm" fo:padding-right="0.25cm" fo:wrap-option="no-wrap" draw:shadow-color="#5e574e" style:writing-mode="lr-tb" loext:decorative="false"/>
    </style:style>
    <style:style style:name="gr15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71cm" svg:stroke-color="#ff6600" draw:stroke-linejoin="miter" draw:fill="none" draw:fill-color="#ff6600" draw:textarea-horizontal-align="left" draw:textarea-vertical-align="middle" draw:auto-grow-height="false" fo:min-height="1.508cm" fo:min-width="2.487cm" fo:padding-top="0.13cm" fo:padding-bottom="0.13cm" fo:padding-left="0.25cm" fo:padding-right="0.25cm" fo:wrap-option="no-wrap" draw:shadow-color="#5e574e" style:writing-mode="lr-tb" loext:decorative="false"/>
    </style:style>
    <style:style style:name="gr17" style:family="graphic" style:parent-style-name="standard" style:list-style-name="L2">
      <style:graphic-properties draw:stroke="none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5e574e" style:writing-mode="lr-tb" loext:decorative="false"/>
      <style:paragraph-properties style:writing-mode="lr-tb"/>
    </style:style>
    <style:style style:name="P1" style:family="paragraph">
      <loext:graphic-properties draw:fill="none" draw:fill-color="#ff6600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44cm" fo:margin-bottom="0cm" fo:line-height="100%" fo:text-align="center" fo:text-indent="0cm"/>
    </style:style>
    <style:style style:name="P3" style:family="paragraph">
      <loext:graphic-properties draw:fill="none" draw:fill-color="#ff6600"/>
      <style:paragraph-properties fo:margin-left="0cm" fo:margin-right="0cm" fo:margin-top="0.44cm" fo:margin-bottom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352cm" fo:margin-bottom="0cm" fo:line-height="100%" fo:text-align="center" fo:text-indent="0cm"/>
    </style:style>
    <style:style style:name="P5" style:family="paragraph">
      <loext:graphic-properties draw:fill="none" draw:fill-color="#ff6600"/>
      <style:paragraph-properties fo:margin-left="0cm" fo:margin-right="0cm" fo:margin-top="0.352cm" fo:margin-bottom="0cm" fo:line-height="100%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308cm" fo:margin-bottom="0cm" fo:line-height="100%" fo:text-align="center" fo:text-indent="0cm"/>
    </style:style>
    <style:style style:name="P7" style:family="paragraph">
      <loext:graphic-properties draw:fill="none" draw:fill-color="#ff6600"/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T1" style:family="text">
      <style:text-properties style:font-name="Arial" fo:font-size="20pt" fo:language="pt" fo:country="BR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Padrão">
        <draw:g draw:style-name="gr1">
          <draw:custom-shape draw:style-name="gr2" draw:text-style-name="P1" draw:layer="layout" svg:width="20.422cm" svg:height="11.108cm" svg:x="0.211cm" svg:y="0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6.481cm" svg:height="1.108cm" svg:x="2.12cm" svg:y="0.65cm">
            <text:list text:style-name="L2">
              <text:list-header>
                <text:p text:style-name="P2"><text:span text:style-name="T1">Mineração de Dado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style-name="gr1">
            <draw:custom-shape draw:style-name="gr4" draw:text-style-name="P1" draw:layer="layout" svg:width="8.567cm" svg:height="6.571cm" svg:x="0.702cm" svg:y="2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7.778cm" svg:height="0.938cm" svg:x="1.096cm" svg:y="2.775cm">
              <text:list text:style-name="L2">
                <text:list-header>
                  <text:p text:style-name="P4"><text:span text:style-name="T2">Tarefas Preditiva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1">
            <draw:custom-shape draw:style-name="gr6" draw:text-style-name="P1" draw:layer="layout" svg:width="3.898cm" svg:height="1.843cm" svg:x="1.315cm" svg:y="4.0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4.237cm" svg:height="0.854cm" svg:x="1.254cm" svg:y="4.633cm">
              <text:list text:style-name="L2">
                <text:list-header>
                  <text:p text:style-name="P6"><text:span text:style-name="T3">Classificaçã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1">
            <draw:custom-shape draw:style-name="gr8" draw:text-style-name="P1" draw:layer="layout" svg:width="3.838cm" svg:height="1.65cm" svg:x="4.57cm" svg:y="5.5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4.237cm" svg:height="0.854cm" svg:x="4.448cm" svg:y="6.063cm">
              <text:list text:style-name="L2">
                <text:list-header>
                  <text:p text:style-name="P6"><text:span text:style-name="T3">Regressã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0" draw:text-style-name="P1" draw:layer="layout" svg:width="10.309cm" svg:height="7.919cm" svg:x="9.509cm" svg:y="2.0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10.309cm" svg:height="0.938cm" svg:x="9.733cm" svg:y="2.893cm">
            <text:list text:style-name="L2">
              <text:list-header>
                <text:p text:style-name="P4"><text:span text:style-name="T2">Tarefas Descritiv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style-name="gr1">
            <draw:g draw:style-name="gr1">
              <draw:custom-shape draw:style-name="gr12" draw:text-style-name="P1" draw:layer="layout" svg:width="4.617cm" svg:height="2.15cm" svg:x="12.5cm" svg:y="7.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7" draw:layer="layout" svg:width="4.239cm" svg:height="2.04cm" svg:x="12.717cm" svg:y="7.35cm">
                <text:list text:style-name="L2">
                  <text:list-header>
                    <text:p text:style-name="P6"><text:span text:style-name="T3">Extração de Regras de Associação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style-name="gr14" draw:text-style-name="P1" draw:layer="layout" svg:width="4.493cm" svg:height="2.167cm" svg:x="10.007cm" svg:y="4.3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7" draw:layer="layout" svg:width="4.238cm" svg:height="1.447cm" svg:x="10.068cm" svg:y="4.552cm">
              <text:list text:style-name="L2">
                <text:list-header>
                  <text:p text:style-name="P6"><text:span text:style-name="T3">Agrupamento (Segmentação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 draw:style-name="gr1">
              <draw:custom-shape draw:style-name="gr16" draw:text-style-name="P1" draw:layer="layout" svg:width="4.223cm" svg:height="2.5cm" svg:x="15cm" svg:y="4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7" draw:layer="layout" svg:width="4.238cm" svg:height="2.04cm" svg:x="15.062cm" svg:y="4.719cm">
                <text:list text:style-name="L2">
                  <text:list-header>
                    <text:p text:style-name="P6"><text:span text:style-name="T3">Extração de Padrões de Seqüênci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23:41:20.366217818</dc:date>
    <meta:generator>LibreOffice/24.2.7.2$Linux_X86_64 LibreOffice_project/420$Build-2</meta:generator>
    <meta:editing-duration>PT4H49M10S</meta:editing-duration>
    <meta:editing-cycles>3</meta:editing-cycles>
    <meta:document-statistic meta:object-count="23"/>
  </office:meta>
</office:document-meta>
</file>